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2024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202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201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201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2016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2015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2014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2013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201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2010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2009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200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2007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2007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2006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200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2003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2002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2000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99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98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98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96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9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94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9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93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9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9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9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89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8592" calcext:value-type="float">
            <text:p>62.6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88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88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87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85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2328" calcext:value-type="float">
            <text:p>62.82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84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82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0432" calcext:value-type="float">
            <text:p>62.1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81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828" calcext:value-type="float">
            <text:p>62.43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8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80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3608" calcext:value-type="float">
            <text:p>61.6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79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5112" calcext:value-type="float">
            <text:p>61.4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78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1971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